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fo:font-size="18pt" style:font-size-asian="18pt" style:font-size-complex="18pt"/>
    </style:style>
    <style:style style:name="T2" style:parent-style-name="Policepardéfaut" style:family="text">
      <style:text-properties fo:font-weight="bold" style:font-weight-asian="bold" style:font-weight-complex="bold"/>
    </style:style>
    <style:style style:name="T3" style:parent-style-name="Policepardéfaut" style:family="text">
      <style:text-properties fo:font-weight="bold" style:font-weight-asian="bold" style:font-weight-complex="bold"/>
    </style:style>
    <style:style style:name="T4" style:parent-style-name="Policepardéfaut" style:family="text">
      <style:text-properties fo:font-weight="bold" style:font-weight-asian="bold" style:font-weight-complex="bold"/>
    </style:style>
    <style:style style:name="T5" style:parent-style-name="Policepardéfaut" style:family="text">
      <style:text-properties fo:font-weight="bold" style:font-weight-asian="bold" style:font-weight-complex="bold" fo:font-style="italic" style:font-style-asian="italic" style:font-style-complex="italic" fo:color="#FFFFFF"/>
    </style:style>
    <style:style style:name="T6" style:parent-style-name="Policepardéfaut" style:family="text">
      <style:text-properties fo:font-weight="bold" style:font-weight-asian="bold" style:font-weight-complex="bold"/>
    </style:style>
    <style:style style:name="T7" style:parent-style-name="Policepardéfaut" style:family="text">
      <style:text-properties fo:font-weight="bold" style:font-weight-asian="bold" style:font-weight-complex="bold"/>
    </style:style>
    <style:style style:name="T8" style:parent-style-name="Policepardéfaut" style:family="text">
      <style:text-properties fo:font-weight="bold" style:font-weight-asian="bold" style:font-weight-complex="bold" fo:font-style="italic" style:font-style-asian="italic" style:font-style-complex="italic" fo:color="#FFFFFF"/>
    </style:style>
    <style:style style:name="T9" style:parent-style-name="Policepardéfaut" style:family="text">
      <style:text-properties fo:font-weight="bold" style:font-weight-asian="bold" style:font-weight-complex="bold" fo:color="#FFFFFF"/>
    </style:style>
    <style:style style:name="T10" style:parent-style-name="Policepardéfaut" style:family="text">
      <style:text-properties fo:font-weight="bold" style:font-weight-asian="bold" style:font-weight-complex="bold"/>
    </style:style>
    <style:style style:name="T11" style:parent-style-name="Policepardéfaut" style:family="text">
      <style:text-properties fo:font-weight="bold" style:font-weight-asian="bold" style:font-weight-complex="bold"/>
    </style:style>
    <style:style style:name="T12" style:parent-style-name="Policepardéfaut" style:family="text">
      <style:text-properties fo:font-weight="bold" style:font-weight-asian="bold" style:font-weight-complex="bold"/>
    </style:style>
    <style:style style:name="T13" style:parent-style-name="Policepardéfaut" style:family="text">
      <style:text-properties fo:font-weight="bold" style:font-weight-asian="bold" style:font-weight-complex="bold"/>
    </style:style>
    <style:style style:name="T14" style:parent-style-name="Policepardéfaut" style:family="text">
      <style:text-properties fo:font-weight="bold" style:font-weight-asian="bold" style:font-weight-complex="bold" fo:font-style="italic" style:font-style-asian="italic" style:font-style-complex="italic" fo:color="#FFFFFF"/>
    </style:style>
    <style:style style:name="T15" style:parent-style-name="Policepardéfaut" style:family="text">
      <style:text-properties fo:font-weight="bold" style:font-weight-asian="bold" style:font-weight-complex="bold"/>
    </style:style>
    <style:style style:name="T16" style:parent-style-name="Policepardéfaut" style:family="text">
      <style:text-properties fo:font-weight="bold" style:font-weight-asian="bold" style:font-weight-complex="bold"/>
    </style:style>
    <style:style style:name="T17" style:parent-style-name="Policepardéfaut" style:family="text">
      <style:text-properties fo:font-weight="bold" style:font-weight-asian="bold" style:font-weight-complex="bold"/>
    </style:style>
    <style:style style:name="T18" style:parent-style-name="Policepardéfaut" style:family="text">
      <style:text-properties fo:font-weight="bold" style:font-weight-asian="bold" style:font-weight-complex="bold"/>
    </style:style>
    <style:style style:name="T19" style:parent-style-name="Policepardéfaut" style:family="text">
      <style:text-properties fo:font-weight="bold" style:font-weight-asian="bold" style:font-weight-complex="bold"/>
    </style:style>
    <style:style style:name="T20" style:parent-style-name="Policepardéfaut" style:family="text">
      <style:text-properties fo:font-weight="bold" style:font-weight-asian="bold" style:font-weight-complex="bold"/>
    </style:style>
    <style:style style:name="T21" style:parent-style-name="Policepardéfaut" style:family="text">
      <style:text-properties fo:font-weight="bold" style:font-weight-asian="bold" style:font-weight-complex="bold"/>
    </style:style>
  </office:automatic-styles>
  <office:body>
    <office:text text:use-soft-page-breaks="true">
      <text:p text:style-name="P1">Personages :<text:s/></text:p>
      <text:p text:style-name="Normal"><text:span text:style-name="T2">Lady Olia Milly :<text:s/></text:span>Seigneur de la Citadelle et représentante de l’Empereur dans les abords de la mer des Brumes. Aux premiers abords, elle est frigide et semble peu apprécier les Pionniers, elle se révèle sympathique envers eux et le joueurs en particulier. Elle apprécie l’efficacité par-dessus tout et n’apprécie pas le noble envoyé par l’Empereur pour apprendre d’elle qui semble vouloir la remplacer dans son rôle.</text:p>
      <text:p text:style-name="Normal">Agée d’une soixantaine d’année, les cheveux blancs et les quelques ride qui marquent son visage sont les seuls marques du temps sur sa personne. Elle a un maintien droit et noble qui montre son passé militaire. ( Générale dans la guerre qui opposa l’Empire au Citées-Etats de la Péninsules )</text:p>
      <text:p text:style-name="Normal"><text:span text:style-name="T3">Lord Ofmund Karlston :<text:s/></text:span>Noble envoyé pour aider et apprendre de la gestion de la Citadelle. En fait enfant bâtard de la main droite de l’Empereur. Il a été envoyé a la Citadelle comme dernier cadeau de son père qui l’a déshérité après la naissance de son premier enfant légitime. Malgré leur relation tumultueuse et son aspiration a avoir son poste. Il respecte énormément Lady Olia et ce qu’elle a fait de la citadelle. Sous les airs de nobles hautain, il se révèle courageux et attentif au besoins des gens si on lui laisse le temps de le montrer.</text:p>
      <text:p text:style-name="Normal">30 ans passé, il a un corps fin et élancé et de haute pommette. Sous les apparence filiformes de son corps se cachent un fin bretteur et duelliste accompli. ( il se révèlera qu’il a obtenu la chance de venir a la Citadelle en gagnant un duel avec son père ) Il a contrairement au standards de la noblesse des mains caleuses a cause de ses entrainements répétés aux duels et les arts de la guerre.</text:p>
      <text:p text:style-name="Normal"><text:span text:style-name="T4">Adeltein<text:s/></text:span><text:span text:style-name="T5">Fallis</text:span><text:span text:style-name="T6"> :<text:s/></text:span>Leader et doyen des Pionniers, il parle peu et passe son temps sur les plans de la Forêt des Esprits à planifier les expéditions. Agé de 182 ans il ne descend plus que rarement dans la Brume car il résiste de moins en moins a l’appel de la Brume. Lors des dernières expéditions auquel il a participé, il demanda même à être enchainé et transporté une fois dans les Territoires Divins et n’être libéré que lorsqu’un combat avec un des dieux éclate.</text:p>
      <text:p text:style-name="Normal">Les cheveux blancs et court, il n’existe que pour la conquête de la Forêt, il parait frêle et blessé dans la citadelle mais parait immuable comme une montagne lors des expéditions. Il serait la seconde plus vieille personne de l’Empire après l’Empereur. Pour descendre et pouvoir revenir il aurait l’aide de deux Artefact très puissants mais aux effets secondaires très puissant. Son « cœur » est si brillant qu’il se verrait au travers de la brume mystique et impénétrable de la Forêt des esprits malgré les multiples méthodes pour réduire son éclat.</text:p>
      <text:p text:style-name="Normal"><text:span text:style-name="T7">Auguste l’Errand</text:span><text:span text:style-name="T8"><text:s/>Lilheim</text:span><text:span text:style-name="T9"> </text:span><text:span text:style-name="T10">:<text:s/></text:span>Personnage le plus étrange des Pionniers, il est comme Adeltein très vieux mais lui montre des signes très clair de vieillissement. Il est le sauveur de beaucoup des jeunes Pionniers trop audacieux. Il utilise sont « cœur » comme une lanterne et se sert des pouvoirs de la brume pour repérer les Pionniers dans la forêt et leur proposer de l’aide. Un jeune Pionnier aurait vu Auguste seul mettre en déroute un dieu enragé par l’utilisation de la brume.<text:s/></text:p>
      <text:p text:style-name="Normal">En fait, son vrai nom est Auguste Lilheim, anciennement le meilleur guerrier des Pionniers. Suite a une catastrophe, il eut une dispute avec Adeltein qui a mené à son retrait complet des expéditions et a une vie d’ermite dans un camps loin de la citadelle.<text:s/></text:p>
      <text:p text:style-name="Normal"><text:span text:style-name="T11">Allaria Grand :<text:s/></text:span>Elle est la personne la plus important de l’Ordre des Pionniers, artisan magique qui fabrique les multiples outils nécessaires a l’exploration de la Forêt. Malgré son importance clé, elle est une des plus étrange des Parias, en aillant abandonné sa forme humaine sans regret pour une meilleure pratique de son artisanat et ses recherches. Son apparence est un mélange d’animal, de machine et d’humain est l’apothéose des apparences distordues des Parias. Grâce a son absence de regard pour son apparence d’origine, elle crée des artefact d’une puissance encore jamais vue. Des<text:s/><text:soft-page-break/>rumeurs et ragots se diffusent comme quoi elle aurait impressionné l’Empereur par les innovations technique et aurait reçu une proposition de celui-ci pour une position a la cours.</text:p>
      <text:p text:style-name="Normal"><text:span text:style-name="T12">Hyeroneïm :<text:s/></text:span>Un des rares Pionniers d’une nationalité autre que l’Empire, venant du Royaume des Roses, il est une des personnes qui recherche activement les raisons des transformations des Parias et utilise même son corps pour expérimenter les effets de la Brume Céleste sur le corps humain. Il parait lui-même parfaitement humain mais le patriotisme ambiant et son étrangeté mène a des rumeurs sur une apparence monstrueuse caché par des malefices. Il est la personne qui s’approche le plus d’un docteur pour les Pionniers puisqu’il a réussi à trouver plusieurs remèdes aux transformations excessives de l’esprit ou du corps.</text:p>
      <text:p text:style-name="Normal"><text:span text:style-name="T13">Glynn </text:span><text:span text:style-name="T14">Fallis</text:span><text:span text:style-name="T15">:<text:s/></text:span>Gérant de l’auberge et taverne qui accueille la plupart des Pionniers, il est un des rares humains qui n’a pas peur d’eux. Il parait même avoir pitié d’eux en disant qu’avec sa vie d’humain normal, il avait vu plus de Pionniers aller a leur mort que de personnes qui remontent. Plus tard, il se révèle qui est le dernier fils d’Adeltein issu d’une fratrie de 5 frères et sœurs, tous morts dans les expéditions sans jamais lui pardonner sa trahison envers leur père et leur mère de n’avoir jamais voulu descendre dans ce qu’il appelle un « trou à rats magiques ». Il tient son père comme responsable de leurs morts mais semble vraiment vouloir aider les Pionniers pour qu’ils survivent à leurs incursions.</text:p>
      <text:p text:style-name="Normal"><text:span text:style-name="T16">Armure :<text:s/></text:span>Il est un être mystérieux qui attends a l’entrée de Forêt par la Citadelle jour et nuit dans son armure sans jamais la quitter. <text:s/>Il émane de lui une impression proche de celle qu’émette les Dieux des territoires profonds. Adeltein pourrait laisser sous-entendre qu’il serait un des Ministres de la Guerre de l’Empereur, les immortels piliers de l’Empire qui veille ici par ordres de l’empereur ou a cause de l’appel du Berceau.</text:p>
      <text:p text:style-name="Normal"><text:span text:style-name="T17">L’Empereur :<text:s/></text:span>guide immortel de l’Empire de Neven, anciennement un pays parmi d’autre, l’Empereur , à ce moment Prince héritier, revint d’un voyage vers les Confins avec la bénédictions des Dieux et prouva maintes et maintes fois sont statut divins dans les 100 ans de guerres qui suivirent. Il mena lui-même plusieurs conquêtes et laissa ses Ministres de la Guerre s’occuper des autres. De nos jours l’Empire s’étends de la mer d’Erme a l’océan Alaric, sur 10 fois la superficie de l’ancien royaume, sans compter les pays qui passèrent des contrats avec sa Majesté pour ne céder leur pays qu’après leur mort. Apres tout, l’Empereur est immortel, il peut attendre.</text:p>
      <text:p text:style-name="Normal"><text:span text:style-name="T18">Le Lithaka :<text:s/></text:span>une des figures les plus étrange du Berceau, autour d’elle la brume s’agite et devient imprévisible rendant la plupart des techniques des Pionniers inefficace ou dangereuse. Il aurait une apparence humaine mais ne parle pas. Il n’attaque pas les Pionniers mais les tue par sa simple présence et effet sur la brume, les condamnant à se perdre dans a jamais dans le Berceau. Le seul espoir de survie est d’espérer que le vieil Auguste passe dans les abords avec sa lanterne. Il est la source de beaucoup de la colère latente envers les Parias malgré l’absence de lien prouvé entre les humains transformé par la Brume et l’apparence humanoïde du Lithaka.</text:p>
      <text:p text:style-name="Normal"><text:span text:style-name="T19">Grand Prêtre Eïgo :<text:s/></text:span>Chef des religieux de la Citadelle et ancien apprenti du prêtre Imperial, il guide le peuple de la Citadelle au travers des manques et des problèmes. Il est celui qui rassure les habitants inquiets de la présence des Pionniers dans la ville en expliquant que les Pionniers sont des élus capables d’approcher de Dieux et que les Parias sont les ceux qui n’étaient pas assez pieux et sont montré sous leur vrais aspects bestiaux. Il n’est néanmoins pas agressif envers ceux-ci, il explique a qui veut qu’un Paria est touché par dieux et revient vivant donc doit être quand même aimé par Dieu.<text:s/></text:p>
      <text:p text:style-name="Normal"><text:span text:style-name="T20">You</text:span><text:span text:style-name="T21"> :<text:s/></text:span>Une pionnière<text:s/>venue tout droits des orphelinats pour sortir de la misère<text:s/>comme les autres, passionnée par l’exploration et les civilisations anciennes. Particulièrement proche d’Allaria par leurs<text:s/><text:soft-page-break/>passions pour lesquels elles seraient prêtes a tous sacrifier. Rapidement elle va lancer un nouveau mode d’exploration grâce aux Ailes de Brumes fabriqué par Allaria permettant d’avancer rapidement vers le cœur de la Mer de Brume et ne se concentrer quasiment que sur la remontée. Lors de son<text:s/>retour de la seconde strate de la Mer des Brumes, elle gagnera l’aura des grands Pionniers dans la Citadelle. A ce moment une relation complexe se forme entre Allaria et elle, avec des sentiments réciproques mais une passion de l’exploration et de la vie dangereuse et changeante qui complexifie<text:s/>leurs interactions. Elle est obsédée par les mystères de la Mer de Brume et remonte des dizaines de carnets de dessins et annotations.</text:p>
      <text:p text:style-name="Normal"/>
      <text:p text:style-name="Normal"/>
      <text:p text:style-name="Normal"/>
      <text:p text:style-name="Normal"><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theve.saul@gmail.com</meta:initial-creator>
    <dc:creator>etheve.saul@gmail.com</dc:creator>
    <meta:creation-date>2020-09-10T08:46:00Z</meta:creation-date>
    <dc:date>2020-09-19T07:55:00Z</dc:date>
    <meta:template xlink:href="Normal" xlink:type="simple"/>
    <meta:editing-cycles>1</meta:editing-cycles>
    <meta:editing-duration>PT17760S</meta:editing-duration>
    <meta:document-statistic meta:page-count="3" meta:paragraph-count="17" meta:word-count="1362" meta:character-count="8838" meta:row-count="62" meta:non-whitespace-character-count="7493"/>
  </office:meta>
</office:document-meta>
</file>